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053cm" svg:stroke-color="#1b1b1b" draw:marker-start-width="0.279cm" draw:marker-end-width="0.279cm" svg:stroke-opacity="100%" draw:fill="hatch" draw:fill-color="#729fcf" draw:fill-hatch-name="Red_20_Crossed_20_0_20_Degrees" draw:opacity="99%" draw:textarea-horizontal-align="justify" draw:textarea-vertical-align="middle" draw:auto-grow-height="false" fo:min-height="0cm" fo:min-width="1.353cm" fo:padding-top="0.151cm" fo:padding-bottom="0.151cm" fo:padding-left="0.276cm" fo:padding-right="0.276cm"/>
    </style:style>
    <style:style style:name="gr2" style:family="graphic" style:parent-style-name="standard">
      <style:graphic-properties draw:stroke="none" draw:stroke-dash="Fine_20_Dashed" svg:stroke-width="0.053cm" svg:stroke-color="#1b1b1b" draw:marker-start-width="0.279cm" draw:marker-end-width="0.279cm" svg:stroke-opacity="100%" draw:fill="hatch" draw:fill-color="#729fcf" draw:fill-hatch-name="Red_20_Crossed_20_45_20_Degrees" draw:textarea-horizontal-align="justify" draw:textarea-vertical-align="middle" draw:auto-grow-height="false" fo:min-height="1.73cm" fo:min-width="0.718cm" fo:padding-top="0.151cm" fo:padding-bottom="0.151cm" fo:padding-left="0.276cm" fo:padding-right="0.276cm"/>
    </style:style>
    <style:style style:name="gr3" style:family="graphic" style:parent-style-name="standard">
      <style:graphic-properties draw:stroke="none" draw:fill="gradient" draw:fill-gradient-name="Gradient_20_10" draw:textarea-horizontal-align="justify" draw:textarea-vertical-align="middle" draw:auto-grow-height="false" fo:min-height="0.639cm" fo:min-width="1.405cm"/>
    </style:style>
    <style:style style:name="gr4" style:family="graphic" style:parent-style-name="standard">
      <style:graphic-properties svg:stroke-width="0.053cm" svg:stroke-color="#1b1b1b" draw:marker-start-width="0.279cm" draw:marker-end-width="0.279cm" svg:stroke-opacity="100%" draw:fill="hatch" draw:fill-hatch-name="Black_20_45_20_Degrees" draw:textarea-horizontal-align="justify" draw:textarea-vertical-align="middle" draw:auto-grow-height="false" fo:min-height="2.29cm" fo:min-width="1.405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1b1b1b" draw:marker-start-width="0.279cm" draw:marker-end-width="0.279cm" svg:stroke-opacity="100%" draw:fill="hatch" draw:fill-hatch-name="Black_20_45_20_Degrees" draw:textarea-horizontal-align="justify" draw:textarea-vertical-align="middle" draw:auto-grow-height="false" fo:min-height="0.968cm" fo:min-width="1.353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1b1b1b" draw:marker-start-width="0.279cm" draw:marker-end-width="0.279cm" svg:stroke-opacity="100%" draw:fill="hatch" draw:fill-hatch-name="Black_20_45_20_Degrees" draw:textarea-horizontal-align="justify" draw:textarea-vertical-align="middle" draw:auto-grow-height="false" fo:min-height="2.238cm" fo:min-width="1.353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1b1b1b" draw:marker-start-width="0.279cm" draw:marker-end-width="0.279cm" svg:stroke-opacity="100%" draw:fill="hatch" draw:fill-hatch-name="Black_20_45_20_Degrees" draw:textarea-horizontal-align="justify" draw:textarea-vertical-align="middle" draw:auto-grow-height="false" fo:min-height="3.254cm" fo:min-width="1.353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1b1b1b" draw:marker-start-width="0.279cm" draw:marker-end-width="0.279cm" svg:stroke-opacity="100%" draw:fill="hatch" draw:fill-hatch-name="Black_20_45_20_Degrees" draw:textarea-horizontal-align="justify" draw:textarea-vertical-align="middle" draw:auto-grow-height="false" fo:min-height="5.159cm" fo:min-width="1.353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1b1b1b" draw:marker-start-width="0.279cm" draw:marker-end-width="0.279cm" svg:stroke-opacity="100%" draw:fill="solid" draw:fill-color="#729fcf" draw:textarea-horizontal-align="justify" draw:textarea-vertical-align="middle" draw:auto-grow-height="false" fo:min-height="1.73cm" fo:min-width="1.353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1b1b1b" draw:marker-start-width="0.279cm" draw:marker-end-width="0.279cm" svg:stroke-opacity="100%" draw:fill="solid" draw:fill-color="#729fcf" draw:textarea-horizontal-align="justify" draw:textarea-vertical-align="middle" draw:auto-grow-height="false" fo:min-height="1.73cm" fo:min-width="1.353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1b1b1b" draw:marker-start-width="0.279cm" draw:marker-end-width="0.279cm" svg:stroke-opacity="100%" draw:fill="solid" draw:fill-color="#729fcf" draw:textarea-horizontal-align="justify" draw:textarea-vertical-align="middle" draw:auto-grow-height="false" fo:min-height="0.206cm" fo:min-width="1.353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1b1b1b" draw:marker-start-width="0.279cm" draw:marker-end-width="0.279cm" svg:stroke-opacity="100%" draw:fill="solid" draw:fill-color="#729fcf" draw:textarea-horizontal-align="justify" draw:textarea-vertical-align="middle" draw:auto-grow-height="false" fo:min-height="3.127cm" fo:min-width="1.353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212cm" svg:stroke-color="#72e4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svg:stroke-width="0.053cm" svg:stroke-color="#1b1b1b" draw:marker-start-width="0.279cm" draw:marker-end-width="0.279cm" svg:stroke-opacity="100%" draw:fill="hatch" draw:fill-hatch-name="Black_20_45_20_Degrees" draw:textarea-horizontal-align="justify" draw:textarea-vertical-align="middle" draw:auto-grow-height="false" fo:min-height="1.349cm" fo:min-width="1.353cm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Fine_20_Dashed" svg:stroke-width="0.053cm" svg:stroke-color="#1b1b1b" draw:marker-start-width="0.279cm" draw:marker-end-width="0.279cm" svg:stroke-opacity="100%" draw:fill="none" draw:fill-color="#729fcf" draw:textarea-horizontal-align="justify" draw:textarea-vertical-align="middle" draw:auto-grow-height="false" fo:min-height="1.73cm" fo:min-width="1.353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width="0.053cm" svg:stroke-color="#1b1b1b" draw:marker-start-width="0.279cm" draw:marker-end-width="0.279cm" svg:stroke-opacity="100%" draw:fill="hatch" draw:fill-hatch-name="Black_20_45_20_Degrees" draw:textarea-horizontal-align="justify" draw:textarea-vertical-align="middle" draw:auto-grow-height="false" fo:min-height="1.603cm" fo:min-width="1.353cm" fo:padding-top="0.151cm" fo:padding-bottom="0.151cm" fo:padding-left="0.276cm" fo:padding-right="0.276cm"/>
    </style:style>
    <style:style style:name="gr20" style:family="graphic" style:parent-style-name="standard">
      <style:graphic-properties draw:stroke="none" draw:stroke-dash="Fine_20_Dashed" svg:stroke-width="0.053cm" svg:stroke-color="#1b1b1b" draw:marker-start-width="0.279cm" draw:marker-end-width="0.279cm" svg:stroke-opacity="100%" draw:fill="hatch" draw:fill-color="#729fcf" draw:fill-hatch-name="Red_20_Crossed_20_0_20_Degrees" draw:opacity="99%" draw:textarea-horizontal-align="justify" draw:textarea-vertical-align="middle" draw:auto-grow-height="false" fo:min-height="1.603cm" fo:min-width="1.353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1b1b1b" draw:marker-start-width="0.279cm" draw:marker-end-width="0.279cm" svg:stroke-opacity="100%" draw:fill="solid" draw:fill-color="#729fcf" draw:textarea-horizontal-align="justify" draw:textarea-vertical-align="middle" draw:auto-grow-height="false" fo:min-height="1.603cm" fo:min-width="1.353cm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Fine_20_Dashed" svg:stroke-width="0.053cm" svg:stroke-color="#1b1b1b" draw:marker-start-width="0.279cm" draw:marker-end-width="0.279cm" svg:stroke-opacity="100%" draw:fill="none" draw:fill-color="#729fcf" draw:textarea-horizontal-align="justify" draw:textarea-vertical-align="middle" draw:auto-grow-height="false" fo:min-height="1.603cm" fo:min-width="1.353cm" fo:padding-top="0.151cm" fo:padding-bottom="0.151cm" fo:padding-left="0.276cm" fo:padding-right="0.276cm"/>
    </style:style>
    <style:style style:name="gr23" style:family="graphic" style:parent-style-name="standard">
      <style:graphic-properties draw:stroke="none" draw:stroke-dash="Fine_20_Dashed" svg:stroke-width="0.053cm" svg:stroke-color="#1b1b1b" draw:marker-start-width="0.279cm" draw:marker-end-width="0.279cm" svg:stroke-opacity="100%" draw:fill="hatch" draw:fill-color="#729fcf" draw:fill-hatch-name="Red_20_Crossed_20_0_20_Degrees" draw:opacity="99%" draw:textarea-horizontal-align="justify" draw:textarea-vertical-align="middle" draw:auto-grow-height="false" fo:min-height="1.603cm" fo:min-width="0.337cm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Fine_20_Dashed" svg:stroke-width="0.053cm" svg:stroke-color="#1b1b1b" draw:marker-start-width="0.279cm" draw:marker-end-width="0.279cm" svg:stroke-opacity="100%" draw:fill="none" draw:fill-color="#729fcf" draw:textarea-horizontal-align="justify" draw:textarea-vertical-align="middle" draw:auto-grow-height="false" fo:min-height="0.36cm" fo:min-width="1.353cm" fo:padding-top="0.151cm" fo:padding-bottom="0.151cm" fo:padding-left="0.276cm" fo:padding-right="0.276cm"/>
    </style:style>
    <style:style style:name="gr25" style:family="graphic" style:parent-style-name="standard">
      <style:graphic-properties draw:stroke="dash" draw:stroke-dash="Fine_20_Dashed" svg:stroke-width="0.053cm" svg:stroke-color="#1b1b1b" draw:marker-start-width="0.279cm" draw:marker-end-width="0.279cm" svg:stroke-opacity="100%" draw:fill="none" draw:fill-color="#729fcf" draw:textarea-horizontal-align="justify" draw:textarea-vertical-align="middle" draw:auto-grow-height="false" fo:min-height="1.603cm" fo:min-width="0.31cm" fo:padding-top="0.151cm" fo:padding-bottom="0.151cm" fo:padding-left="0.276cm" fo:padding-right="0.276cm"/>
    </style:style>
    <style:style style:name="gr26" style:family="graphic" style:parent-style-name="standard">
      <style:graphic-properties draw:stroke="none" draw:stroke-dash="Fine_20_Dashed" svg:stroke-width="0.053cm" svg:stroke-color="#1b1b1b" draw:marker-start-width="0.279cm" draw:marker-end-width="0.279cm" svg:stroke-opacity="100%" draw:fill="hatch" draw:fill-color="#729fcf" draw:fill-hatch-name="Red_20_Crossed_20_0_20_Degrees" draw:opacity="99%" draw:textarea-horizontal-align="justify" draw:textarea-vertical-align="middle" draw:auto-grow-height="false" fo:min-height="0.333cm" fo:min-width="1.353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1b1b1b" draw:marker-start-width="0.279cm" draw:marker-end-width="0.279cm" svg:stroke-opacity="100%" draw:fill="hatch" draw:fill-hatch-name="Black_20_45_20_Degrees" draw:textarea-horizontal-align="justify" draw:textarea-vertical-align="middle" draw:auto-grow-height="false" fo:min-height="3.681cm" fo:min-width="1.353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1b1b1b" draw:marker-start-width="0.279cm" draw:marker-end-width="0.279cm" svg:stroke-opacity="100%" draw:fill="solid" draw:fill-color="#729fcf" draw:textarea-horizontal-align="justify" draw:textarea-vertical-align="middle" draw:auto-grow-height="false" fo:min-height="0.333cm" fo:min-width="1.353cm" fo:padding-top="0.151cm" fo:padding-bottom="0.151cm" fo:padding-left="0.276cm" fo:padding-right="0.276cm"/>
    </style:style>
    <style:style style:name="gr29" style:family="graphic" style:parent-style-name="standard">
      <style:graphic-properties draw:stroke="dash" draw:stroke-dash="Fine_20_Dashed" svg:stroke-width="0.053cm" svg:stroke-color="#1b1b1b" draw:marker-start-width="0.279cm" draw:marker-end-width="0.279cm" svg:stroke-opacity="100%" draw:fill="none" draw:fill-color="#fffffe" draw:textarea-horizontal-align="justify" draw:textarea-vertical-align="middle" draw:auto-grow-height="false" fo:min-height="0cm" fo:min-width="1.353cm" fo:padding-top="0.151cm" fo:padding-bottom="0.151cm" fo:padding-left="0.276cm" fo:padding-right="0.276cm"/>
    </style:style>
    <style:style style:name="gr30" style:family="graphic" style:parent-style-name="standard">
      <style:graphic-properties draw:stroke="dash" draw:stroke-dash="Fine_20_Dashed" svg:stroke-width="0.053cm" svg:stroke-color="#1b1b1b" draw:marker-start-width="0.279cm" draw:marker-end-width="0.279cm" svg:stroke-opacity="100%" draw:fill="none" draw:fill-color="#fffffe" draw:textarea-horizontal-align="justify" draw:textarea-vertical-align="middle" draw:auto-grow-height="false" fo:min-height="0.079cm" fo:min-width="1.353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hatch" draw:fill-color="#729fcf" draw:fill-hatch-name="Red_20_Crossed_20_0_20_Degrees" draw:opacity="99%"/>
      <style:paragraph-properties fo:text-align="center"/>
    </style:style>
    <style:style style:name="P3" style:family="paragraph">
      <loext:graphic-properties draw:fill="hatch" draw:fill-color="#729fcf" draw:fill-hatch-name="Red_20_Crossed_20_45_20_Degrees"/>
      <style:paragraph-properties fo:text-align="center"/>
    </style:style>
    <style:style style:name="P4" style:family="paragraph">
      <loext:graphic-properties draw:fill="gradient" draw:fill-gradient-name="Gradient_20_10"/>
      <style:paragraph-properties fo:text-align="center"/>
    </style:style>
    <style:style style:name="P5" style:family="paragraph">
      <loext:graphic-properties draw:fill="hatch" draw:fill-hatch-name="Black_20_45_20_Degrees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style:paragraph-properties fo:text-align="center"/>
      <style:text-properties fo:color="#72e400" fo:background-color="transparent"/>
    </style:style>
    <style:style style:name="P8" style:family="paragraph">
      <loext:graphic-properties draw:fill="solid" draw:fill-color="#729fcf"/>
      <style:paragraph-properties fo:text-align="center"/>
      <style:text-properties fo:color="#72e400" fo:background-color="transparen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loext:graphic-properties draw:fill="none" draw:fill-color="#fffffe"/>
      <style:paragraph-properties fo:text-align="center"/>
    </style:style>
    <style:style style:name="T1" style:family="text">
      <style:text-properties fo:color="#72e400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0.254cm" svg:x="17.764cm" svg:y="15.478cm">
          <text:p text:style-name="P1"><text:s text:c="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2.032cm" svg:x="5.064cm" svg:y="21.828cm">
          <text:p text:style-name="P1"><text:s text:c="4"/><text:s text:c="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905cm" svg:height="0.889cm" svg:x="4.81cm" svg:y="5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05cm" svg:height="0.889cm" svg:x="10.525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905cm" svg:height="0.889cm" svg:x="16.24cm" svg:y="1.6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2.54cm" svg:x="2.905cm" svg:y="5.4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05cm" svg:height="1.27cm" svg:x="4.81cm" svg:y="6.7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905cm" svg:height="2.54cm" svg:x="8.62cm" svg:y="5.4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3.556cm" svg:x="10.525cm" svg:y="4.4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905cm" svg:height="2.54cm" svg:x="14.335cm" svg:y="5.4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905cm" svg:height="5.461cm" svg:x="16.24cm" svg:y="2.5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905cm" svg:height="2.032cm" svg:x="8.62cm" svg:y="3.4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905cm" svg:height="2.032cm" svg:x="8.62cm" svg:y="3.413cm">
          <text:p text:style-name="P1"><text:s text:c="5"/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905cm" svg:height="2.032cm" svg:x="2.905cm" svg:y="3.413cm">
          <text:p text:style-name="P1"><text:s text:c="4"/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5cm" svg:height="2.032cm" svg:x="14.335cm" svg:y="3.413cm">
          <text:p text:style-name="P7"><text:span text:style-name="T1"><text:s text:c="7"/></text:span><text:span text:style-name="T1"><text:s/></text:span><text:span text:style-name="T1">0</text:span></text:p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905cm" svg:height="2.54cm" svg:x="1.609cm" svg:y="12.8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05cm" svg:height="1.27cm" svg:x="3.514cm" svg:y="14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905cm" svg:height="2.54cm" svg:x="5.927cm" svg:y="12.8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905cm" svg:height="2.54cm" svg:x="10.271cm" svg:y="12.8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905cm" svg:height="2.032cm" svg:x="1.609cm" svg:y="10.779cm">
          <text:p text:style-name="P1"><text:s text:c="7"/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905cm" svg:height="2.032cm" svg:x="3.514cm" svg:y="12.049cm">
          <text:p text:style-name="P1"><text:s text:c="7"/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05cm" svg:height="1.27cm" svg:x="7.832cm" svg:y="14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905cm" svg:height="2.54cm" svg:x="1.609cm" svg:y="12.8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05cm" svg:height="1.27cm" svg:x="3.513cm" svg:y="14.0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05cm" svg:height="1.27cm" svg:x="12.176cm" svg:y="14.0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905cm" svg:height="2.032cm" svg:x="5.927cm" svg:y="10.779cm">
          <text:p text:style-name="P1"><text:s text:c="7"/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905cm" svg:height="0.508cm" svg:x="7.832cm" svg:y="13.573cm">
          <text:p text:style-name="P1"><text:s text:c="7"/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905cm" svg:height="3.429cm" svg:x="12.176cm" svg:y="10.652cm">
          <text:p text:style-name="P1"><text:s text:c="7"/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905cm" svg:height="0.508cm" svg:x="10.271cm" svg:y="12.303cm">
          <text:p text:style-name="P1"><text:s text:c="7"/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3.487cm" svg:y1="10.779cm" svg:x2="3.487cm" svg:y2="12.049cm">
          <text:p/>
        </draw:line>
        <draw:line draw:style-name="gr13" draw:text-style-name="P9" draw:layer="layout" svg:x1="7.832cm" svg:y1="10.779cm" svg:x2="7.832cm" svg:y2="12.811cm">
          <text:p/>
        </draw:line>
        <draw:line draw:style-name="gr13" draw:text-style-name="P9" draw:layer="layout" svg:x1="12.176cm" svg:y1="10.652cm" svg:x2="12.176cm" svg:y2="12.303cm">
          <text:p/>
        </draw:line>
        <draw:line draw:style-name="gr14" draw:text-style-name="P9" draw:layer="layout" svg:x1="1.99cm" svg:y1="10.017cm" svg:x2="3.26cm" svg:y2="10.017cm">
          <text:p/>
        </draw:line>
        <draw:line draw:style-name="gr14" draw:text-style-name="P9" draw:layer="layout" svg:x1="6.308cm" svg:y1="10.017cm" svg:x2="7.578cm" svg:y2="10.017cm">
          <text:p/>
        </draw:line>
        <draw:line draw:style-name="gr14" draw:text-style-name="P9" draw:layer="layout" svg:x1="13.7cm" svg:y1="10.017cm" svg:x2="12.43cm" svg:y2="10.017cm">
          <text:p/>
        </draw:line>
        <draw:line draw:style-name="gr15" draw:text-style-name="P9" draw:layer="layout" svg:x1="4.81cm" svg:y1="3.413cm" svg:x2="4.81cm" svg:y2="5.445cm">
          <text:p/>
        </draw:line>
        <draw:line draw:style-name="gr15" draw:text-style-name="P9" draw:layer="layout" svg:x1="10.525cm" svg:y1="3.413cm" svg:x2="10.525cm" svg:y2="4.429cm">
          <text:p/>
        </draw:line>
        <draw:custom-shape draw:style-name="gr16" draw:text-style-name="P5" draw:layer="layout" svg:width="1.905cm" svg:height="1.651cm" svg:x="3.159cm" svg:y="23.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905cm" svg:height="2.032cm" svg:x="3.159cm" svg:y="21.828cm">
          <text:p text:style-name="P1"><text:s text:c="7"/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905cm" svg:height="1.651cm" svg:x="5.064cm" svg:y="23.8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905cm" svg:height="2.032cm" svg:x="4.429cm" svg:y="21.828cm">
          <text:p text:style-name="P1"><text:s text:c="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905cm" svg:height="1.651cm" svg:x="1.254cm" svg:y="23.86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4.175cm" svg:y1="22.971cm" svg:x2="5.445cm" svg:y2="22.971cm">
          <text:p/>
        </draw:line>
        <draw:custom-shape draw:style-name="gr19" draw:text-style-name="P5" draw:layer="layout" svg:width="1.905cm" svg:height="1.905cm" draw:transform="rotate (-1.5707963267949) translate (12.683cm 20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905cm" svg:height="1.905cm" draw:transform="rotate (-1.5707963267949) translate (14.589cm 20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905cm" svg:height="1.905cm" draw:transform="rotate (-1.5707963267949) translate (12.684cm 21.9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905cm" svg:height="1.905cm" draw:transform="rotate (-1.5707963267949) translate (14.589cm 21.9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905cm" svg:height="1.905cm" draw:transform="rotate (-1.5707963267949) translate (10.779cm 20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905cm" svg:height="1.905cm" draw:transform="rotate (-1.5707963267949) translate (10.779cm 21.9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905cm" svg:height="1.905cm" draw:transform="rotate (-1.5707963267949) translate (12.684cm 23.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905cm" svg:height="1.905cm" draw:transform="rotate (-1.5707963267949) translate (14.589cm 23.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905cm" svg:height="1.905cm" draw:transform="rotate (-1.5707963267949) translate (10.779cm 23.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905cm" svg:height="1.905cm" svg:x="11.668cm" svg:y="21.32cm">
          <text:p text:style-name="P1"><text:s text:c="7"/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.905cm" svg:height="1.905cm" svg:x="10.779cm" svg:y="21.955cm">
          <text:p text:style-name="P1"><text:s text:c="7"/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905cm" svg:height="1.905cm" svg:x="11.641cm" svg:y="21.293cm">
          <text:p text:style-name="P1"><text:s text:c="7"/>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1.16cm" svg:y1="23.352cm" svg:x2="12.049cm" svg:y2="22.717cm">
          <text:p/>
        </draw:line>
        <draw:custom-shape draw:style-name="gr19" draw:text-style-name="P5" draw:layer="layout" svg:width="1.905cm" svg:height="1.905cm" draw:transform="rotate (-1.5707963267949) translate (19.287cm 20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905cm" svg:height="1.905cm" draw:transform="rotate (-1.5707963267949) translate (21.193cm 20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905cm" svg:height="1.905cm" draw:transform="rotate (-1.5707963267949) translate (19.288cm 21.9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905cm" svg:height="1.905cm" draw:transform="rotate (-1.5707963267949) translate (21.193cm 21.9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905cm" svg:height="1.905cm" draw:transform="rotate (-1.5707963267949) translate (17.383cm 20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905cm" svg:height="1.905cm" draw:transform="rotate (-1.5707963267949) translate (17.383cm 21.9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905cm" svg:height="1.905cm" draw:transform="rotate (-1.5707963267949) translate (19.288cm 23.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905cm" svg:height="1.905cm" draw:transform="rotate (-1.5707963267949) translate (21.193cm 23.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draw:layer="layout" svg:width="1.905cm" svg:height="1.905cm" draw:transform="rotate (-1.5707963267949) translate (17.383cm 23.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0.889cm" svg:height="1.905cm" svg:x="19.288cm" svg:y="21.955cm">
          <text:p text:style-name="P1"><text:s text:c="4"/><text:s text:c="3"/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1.905cm" svg:height="1.905cm" svg:x="17.383cm" svg:y="21.955cm">
          <text:p text:style-name="P1"><text:s text:c="7"/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1.905cm" svg:height="0.662cm" svg:x="17.383cm" svg:y="21.293cm">
          <text:p text:style-name="P1"><text:s text:c="7"/></text:p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7.764cm" svg:y1="23.352cm" svg:x2="18.653cm" svg:y2="22.717cm">
          <text:p/>
        </draw:line>
        <draw:custom-shape draw:style-name="gr25" draw:text-style-name="P10" draw:layer="layout" svg:width="0.862cm" svg:height="1.905cm" svg:x="19.288cm" svg:y="21.955cm">
          <text:p text:style-name="P1"><text:s text:c="7"/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905cm" svg:height="0.635cm" svg:x="17.383cm" svg:y="21.32cm">
          <text:p text:style-name="P1"><text:s text:c="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1.905cm" svg:height="3.983cm" svg:x="15.859cm" svg:y="13.5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05cm" svg:height="1.27cm" svg:x="17.764cm" svg:y="16.2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1.905cm" svg:height="0.635cm" svg:x="15.859cm" svg:y="12.892cm">
          <text:p text:style-name="P1"><text:s text:c="7"/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905cm" svg:height="0.508cm" svg:x="17.764cm" svg:y="15.732cm">
          <text:p text:style-name="P1"><text:s text:c="7"/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17.383cm" svg:y1="13.019cm" svg:x2="18.653cm" svg:y2="13.019cm">
          <text:p/>
        </draw:line>
        <draw:custom-shape draw:style-name="gr29" draw:text-style-name="P11" draw:layer="layout" svg:width="1.905cm" svg:height="0.254cm" svg:x="17.764cm" svg:y="15.478cm">
          <text:p text:style-name="P1"><text:s text:c="7"/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905cm" svg:height="0.381cm" svg:x="15.859cm" svg:y="13.138cm">
          <text:p text:style-name="P1"><text:s text:c="7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0.254cm" svg:x="23.225cm" svg:y="15.478cm">
          <text:p text:style-name="P1"><text:s text:c="4"/><text:s text:c="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1.905cm" svg:height="3.983cm" svg:x="21.32cm" svg:y="13.5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05cm" svg:height="1.27cm" svg:x="23.225cm" svg:y="16.2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1.905cm" svg:height="0.635cm" svg:x="21.32cm" svg:y="12.892cm">
          <text:p text:style-name="P1"><text:s text:c="7"/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905cm" svg:height="0.508cm" svg:x="23.225cm" svg:y="15.732cm">
          <text:p text:style-name="P1"><text:s text:c="7"/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22.236cm" svg:y1="12.911cm" svg:x2="24.241cm" svg:y2="15.478cm">
          <text:p/>
        </draw:line>
        <draw:custom-shape draw:style-name="gr29" draw:text-style-name="P11" draw:layer="layout" svg:width="1.905cm" svg:height="0.254cm" svg:x="23.225cm" svg:y="15.478cm">
          <text:p text:style-name="P1"><text:s text:c="7"/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1.905cm" svg:height="0.381cm" svg:x="21.32cm" svg:y="13.138cm">
          <text:p text:style-name="P1"><text:s text:c="7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0" draw:display-name="Gradient 10" draw:style="linear" draw:start-color="#fffffe" draw:end-color="#004f9e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09:21:04.833859958</meta:creation-date>
    <dc:date>2018-05-29T20:31:28.158362948</dc:date>
    <meta:editing-duration>PT27M39S</meta:editing-duration>
    <meta:editing-cycles>3</meta:editing-cycles>
    <meta:generator>LibreOffice/5.3.7.2.0$Linux_X86_64 LibreOffice_project/30$Build-2</meta:generator>
    <meta:document-statistic meta:object-count="86"/>
  </office:meta>
</office:document-meta>
</file>